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7752" officeooo:paragraph-rsid="00047752" style:language-asian="ko" style:country-asian="KR"/>
    </style:style>
    <style:style style:name="P2" style:family="paragraph" style:parent-style-name="Standard">
      <style:text-properties officeooo:rsid="00090926" officeooo:paragraph-rsid="00090926" style:language-asian="ko" style:country-asian="KR"/>
    </style:style>
    <style:style style:name="P3" style:family="paragraph" style:parent-style-name="Standard">
      <style:text-properties fo:font-style="normal" officeooo:rsid="00090926" officeooo:paragraph-rsid="00090926" style:language-asian="ko" style:country-asian="KR" style:font-style-asian="normal" style:font-style-complex="normal"/>
    </style:style>
    <style:style style:name="P4" style:family="paragraph" style:parent-style-name="Standard">
      <style:text-properties fo:font-style="normal" officeooo:rsid="00090926" officeooo:paragraph-rsid="00164ce8" style:language-asian="ko" style:country-asian="KR" style:font-style-asian="normal" style:font-style-complex="normal"/>
    </style:style>
    <style:style style:name="P5" style:family="paragraph" style:parent-style-name="Standard">
      <style:text-properties fo:font-style="normal" officeooo:rsid="00208bf1" officeooo:paragraph-rsid="00164ce8" style:language-asian="ko" style:country-asian="KR" style:font-style-asian="normal" style:font-style-complex="normal"/>
    </style:style>
    <style:style style:name="P6" style:family="paragraph" style:parent-style-name="Text_20_body">
      <style:text-properties officeooo:paragraph-rsid="001219bf"/>
    </style:style>
    <style:style style:name="P7" style:family="paragraph" style:parent-style-name="Text_20_body">
      <style:text-properties fo:font-style="normal" officeooo:rsid="00090926" officeooo:paragraph-rsid="00090926" style:language-asian="ko" style:country-asian="KR" style:font-style-asian="normal" style:font-style-complex="normal"/>
    </style:style>
    <style:style style:name="P8" style:family="paragraph" style:parent-style-name="Text_20_body">
      <style:text-properties fo:font-style="normal" officeooo:rsid="00090926" officeooo:paragraph-rsid="00164ce8" style:language-asian="ko" style:country-asian="KR" style:font-style-asian="normal" style:font-style-complex="normal"/>
    </style:style>
    <style:style style:name="P9" style:family="paragraph" style:parent-style-name="Text_20_body">
      <style:text-properties fo:font-style="normal" officeooo:rsid="00222a94" officeooo:paragraph-rsid="00222a94" style:language-asian="ko" style:country-asian="KR" style:font-style-asian="normal" style:font-style-complex="normal"/>
    </style:style>
    <style:style style:name="P10" style:family="paragraph" style:parent-style-name="Text_20_body">
      <style:text-properties fo:font-style="normal" officeooo:rsid="00208bf1" officeooo:paragraph-rsid="002391ac" style:language-asian="ko" style:country-asian="KR" style:font-style-asian="normal" style:font-style-complex="normal"/>
    </style:style>
    <style:style style:name="P11" style:family="paragraph" style:parent-style-name="Text_20_body">
      <style:text-properties fo:font-style="normal" officeooo:rsid="00208bf1" officeooo:paragraph-rsid="002f6a07" style:language-asian="ko" style:country-asian="KR" style:font-style-asian="normal" style:font-style-complex="normal"/>
    </style:style>
    <style:style style:name="P12" style:family="paragraph" style:parent-style-name="Text_20_body">
      <style:text-properties fo:font-style="normal" officeooo:rsid="00208bf1" officeooo:paragraph-rsid="004e71dd" style:language-asian="ko" style:country-asian="KR" style:font-style-asian="normal" style:font-style-complex="normal"/>
    </style:style>
    <style:style style:name="P13" style:family="paragraph" style:parent-style-name="Text_20_body">
      <style:text-properties officeooo:rsid="00090926" officeooo:paragraph-rsid="001219bf" style:language-asian="ko" style:country-asian="KR"/>
    </style:style>
    <style:style style:name="T1" style:family="text">
      <style:text-properties officeooo:rsid="000cee84"/>
    </style:style>
    <style:style style:name="T2" style:family="text">
      <style:text-properties style:language-asian="ko" style:country-asian="KR"/>
    </style:style>
    <style:style style:name="T3" style:family="text">
      <style:text-properties officeooo:rsid="00090926" style:language-asian="ko" style:country-asian="KR"/>
    </style:style>
    <style:style style:name="T4" style:family="text">
      <style:text-properties fo:font-style="normal" style:language-asian="ko" style:country-asian="KR" style:font-style-asian="normal" style:font-style-complex="normal"/>
    </style:style>
    <style:style style:name="T5" style:family="text">
      <style:text-properties officeooo:rsid="00133289"/>
    </style:style>
    <style:style style:name="T6" style:family="text">
      <style:text-properties officeooo:rsid="0013c79a"/>
    </style:style>
    <style:style style:name="T7" style:family="text">
      <style:text-properties officeooo:rsid="00164ce8"/>
    </style:style>
    <style:style style:name="T8" style:family="text">
      <style:text-properties officeooo:rsid="00184291"/>
    </style:style>
    <style:style style:name="T9" style:family="text">
      <style:text-properties officeooo:rsid="001a2f02"/>
    </style:style>
    <style:style style:name="T10" style:family="text">
      <style:text-properties officeooo:rsid="001b8b11"/>
    </style:style>
    <style:style style:name="T11" style:family="text">
      <style:text-properties officeooo:rsid="001ba601"/>
    </style:style>
    <style:style style:name="T12" style:family="text">
      <style:text-properties officeooo:rsid="001d0bbe"/>
    </style:style>
    <style:style style:name="T13" style:family="text">
      <style:text-properties officeooo:rsid="001eeca5"/>
    </style:style>
    <style:style style:name="T14" style:family="text">
      <style:text-properties officeooo:rsid="00222a94"/>
    </style:style>
    <style:style style:name="T15" style:family="text">
      <style:text-properties officeooo:rsid="002c2345"/>
    </style:style>
    <style:style style:name="T16" style:family="text">
      <style:text-properties officeooo:rsid="002f6a07"/>
    </style:style>
    <style:style style:name="T17" style:family="text">
      <style:text-properties officeooo:rsid="0032b677"/>
    </style:style>
    <style:style style:name="T18" style:family="text">
      <style:text-properties officeooo:rsid="00369f57"/>
    </style:style>
    <style:style style:name="T19" style:family="text">
      <style:text-properties officeooo:rsid="004064a4"/>
    </style:style>
    <style:style style:name="T20" style:family="text">
      <style:text-properties officeooo:rsid="0042ea88"/>
    </style:style>
    <style:style style:name="T21" style:family="text">
      <style:text-properties officeooo:rsid="00484c10"/>
    </style:style>
    <style:style style:name="T22" style:family="text">
      <style:text-properties officeooo:rsid="004e71dd"/>
    </style:style>
    <style:style style:name="T23" style:family="text">
      <style:text-properties officeooo:rsid="005158d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P1">우리는 여기서 자가증식 체제에 대해 다룰 것이다. 자가증식 체제는 스스로의 생존과 증식을 추구하는 체제를 의미한다. 체제는 둘 중 하나의 방향으로 증식한다: 체제는 끝없이 스스로의 크기와 힘을 키워나가거나, 자신의 특성을 새로운 체제에게 물려준다.</text:p>
      <text:p text:style-name="P1"/>
      <text:p text:style-name="P1">가장 분명한 자가증식 체제의 사례는 생물학적 유기체들이다. <text:s/>생물학적 유기체들의 ‘집단’ 역시 자가증식 체제가 될 수 있다. 예를들어, 늑대 무리와 꿀벌군체. 이 논의에서 가장 중요한 자가증식 체제는 인간 집단으로 이루어져 있다. <text:s/>예를들어, 국가들, 기업들, 노동조합들, 정치적 정당들; 또한 뚜렷하지 않고 조직화되지 않은 학파, 사회관계망, 서브컬쳐 집단들이 있다. 개별의 늑대, 벌에게는 자신의 집단을 증식시키고자 하는 의도가 없지만, 늑대무리나 꿀벌군체가 스스로 증식하는 것처럼, 인간 역시 개인에게는 자신의 집단을 증식시키고자 하는 의도가 없지만 자신이 속한 집단을 증식시킨다.</text:p>
      <text:p text:style-name="P1"/>
      <text:p text:style-name="P2">(자가증식 여부와는 별개로) A와 B가 어떤 형태의 체제이고, A가 B의 부품일 때, <text:s/><text:span text:style-name="T1">A를 B의 하위체제라고 하고, B를 A의 상위체제라고 하자. 예를들어, 수렵채집인 사회에서, 개인은 무리에 속해있고, 무리는 부족에 속해있다. 개인들, 무리들, 부족들은 모두 자기증식 체제이다. 개인은 무리의 하위체제이고, 무리는 부족의 하위체제이다. 부족은 부족에 속한 무리들의 상위체제이고, 각각의 무리는 무리에 속한 개인들의 상위체제이다. 또한 각각의 개인은 부족의 하위체제이다. 부족은 부족에 속한 무리들에 속한 개인들의 상위체제이다.</text:span></text:p>
      <text:p text:style-name="P2"/>
      <text:p text:style-name="P13">자연선택의 법칙은 생물학에만 적용될 뿐만 아니라, 자가증식 체제가 존재하는 모든 환경에 적용된다. 이 법칙은 대략적으로 다음과 같다:</text:p>
      <text:p text:style-name="P6"><text:span text:style-name="Emphasis"><text:span text:style-name="T3"/></text:span></text:p>
      <text:p text:style-name="P6"><text:span text:style-name="Emphasis"><text:span text:style-name="T2">생존과 증식에 최적화된 특성을 가진 자가증식 체제들이 다른 자가증식 체제들보다 더욱 잘 생존하고 증식하는 경향이 있다.</text:span></text:span></text:p>
      <text:p text:style-name="P6"><text:span text:style-name="Emphasis"><text:span text:style-name="T2"/></text:span></text:p>
      <text:p text:style-name="P6"><text:span text:style-name="Emphasis"><text:span text:style-name="T4">물론 이건 동어반복이고, 새롭게 알려주는 것이 없다. 하지만 이는 우리가 놓치고 있는 요소들에 집중하게 해준다.</text:span></text:span></text:p>
      <text:p text:style-name="P7"/>
      <text:p text:style-name="P3">우리는 여러 개의 전제들을 제시할 것이다. 우리는 이 전제들을 증명할 수 없지만, 이들은 직관적으로 타당하며, 생물학적 유기체들과 <text:span text:style-name="T5">(형식적이든 비형식적이든)</text:span>인간 집단들로 대표되는 자가증식 체제들의 행동을 통해 관측할 수 있다. 쉽게 말해서, 우리는 이 전제들이 참, 혹은 충분히 참이라고 믿는다.</text:p>
      <text:p text:style-name="P3"/>
      <text:p text:style-name="P7"/>
      <text:p text:style-name="P3">전제 <text:span text:style-name="T6">1. 어떤 환경이든 충분히 풍족하면, 자가증식 체제들이 등장할 것이며, 자연선택으로 인해 대단히 복잡하고, 절묘하고, 정교한 생존, 증식 수단을 가진 자가증식 체제들이 진화할 것이다.</text:span></text:p>
      <text:p text:style-name="P3"/>
      <text:p text:style-name="P4">자연선택은 상대적으로 특정 기간에 작동한다. 어떤 지점을 영점이라고 부르자. 영점으로부터 <text:span text:style-name="T7">5년동안 </text:span><text:span text:style-name="T8">(다른 자가증식 체제들과의 경쟁 속에서)</text:span><text:span text:style-name="T7">생존하고 증식하는데에 가장 적합한 자가증식 체제들이 영점으로부터 5년동안 가장 잘 생존하고(또는 생존을 잘하는 자손을 갖고) 증식할 가능성이 높다. <text:s/></text:span>이들은 영점 이후 <text:span text:style-name="T9">30년간 </text:span><text:span text:style-name="T10">(5년동안은 경쟁없이)</text:span><text:span text:style-name="T9">생존하고 증식하는데에 가장 적합한 자가증식 체제들하고 반드시 같지는 않을 것이다. 유사하게. 영점으로부터 </text:span><text:span text:style-name="T11">30년간 경쟁 속에서 살아남은 체제들은 처음 30년은 경쟁 없이, 2백년간 생존하고 증식해온 체제들과 반드시 같지는 않을 것이다.</text:span></text:p>
      <text:p text:style-name="P4"/>
      <text:p text:style-name="P8"/>
      <text:p text:style-name="P4"><text:soft-page-break/>예를들어, 숲으로 덮인 지역에 서로 경쟁하는 작은 왕국들이 있다고 가정해보자. 더 많은 농지를 확보하는 왕국들이 더 많은 작물을 키울 수 있고, 다른 왕국들보다 더 많은 인구를 부양할 수 있다. <text:s/>이는 그들에게 군사적 우위를 가져다 준다. 어떤 왕국이 장기적인 관점을 갖고, 벌목을 자제한다면, 그 왕국은 군사적으로 불리해지고, 더 강한 왕국들에 의해 제거될 것이다. 따라서 망설임없이 나무들을 베어버리는 왕국들이 그 지역을 지배할 것이다. 지나친 벌목은 생태학적 재앙을 가져올 것이고, 결국 모든 왕국들은 멸망할 것이다. 왕국들에게 단기간의 생존에 도움이 되는, 심지어 필수적이기까지 한 무차별적 벌목<text:span text:style-name="T12">이 장기적으로는 왕국을 종말로 이끈다.</text:span></text:p>
      <text:p text:style-name="P4"/>
      <text:p text:style-name="P4">이 사례는 자기증식 체제가 스스로의 장기적 생존과 증식을 위해 선견지명을 발휘하면, 단기적 생존과 증식에 제한을 받게되고, 이 체제는 단기적 생존과 증식을 무제한으로 추구하는 다른 자기증식 체제들과의 경쟁에서 불리해짐을 보여준다. 이를 통해 다음 전제에 도달한다:</text:p>
      <text:p text:style-name="P4"/>
      <text:p text:style-name="P4">전제 <text:span text:style-name="T13">2. 단기적으로, 자연선택은 장기적인 결과에 신경쓰지 않고 단기적 이익을 추구하는 자가증식 체제들을 선호한다.</text:span></text:p>
      <text:p text:style-name="P4"/>
      <text:p text:style-name="P9">이 전제는 다음의 전제로 이어진다.</text:p>
      <text:p text:style-name="P5">전제 <text:span text:style-name="T14">3. 주어진 상위체제의 하위체제들은, 자신의 상위체제와 상위체제에 만연하는 조건들에 의존한다.</text:span></text:p>
      <text:p text:style-name="P5"/>
      <text:p text:style-name="P5"/>
      <text:p text:style-name="P10">이는 상위체제가 무너지거나, 상위체제의 환경이 급격하게 변한다면 하위체제들은 생존, 증식할 수 없음을 의미한다. 충분한 선견지명을 갖고 있는 자가증식 체제는 상위체제가 무너지거나, 불안정해지더라도 스스로와 그 자손들의 생존을 대비할 수 있다. 그러나 상위체제가 안정정으로 유지되는 한, 자연선택은 상위체제에서 최대한 많은 이득을 챙기는 하위체제들을 선호하고, 상위체제가 불안정해지는 상황을 대비하는데에 자원을 “낭비”하는 하위체제들을 불호한다. 이런 환경에서, 하위체제들은 자신들이 속한 상위체제가 불안정해질 때 생존하기 대단히 힘들어질 것이다.</text:p>
      <text:p text:style-name="P10"/>
      <text:p text:style-name="P11">이 에세이에서 제시한 다른 전제들과 마찬가지로, 전제 <text:span text:style-name="T15">3 역시 상식으로 뒷받침된다. 만약 상위체제가 약하고 느슨하게 조직되었거나, 하위체제들의 환경에 중요한 영향을 끼치지 못한다면, 하위체제들은 상위체제에 의존하지 않아도 된다. 특정 지역의 수렵채집인들은, 하나의 핵가족이 자신이 속한 무리의 도움 없이 생존하고 증식할 수 있다. 수렵채집 부족들은 느슨하게 조직되었기 때문에, 거의 언제나 수렵채집인 무리들은 자신이 속한 부족과는 독립적으로 생존할 수 있는 것으로 보인다. 대부분의 노동조합들은 </text:span><text:span text:style-name="T16">AFL-CIO 같은 노동조합연맹이 무너진다 하더라도 생존할 것이다. 이는 노동조합들의 환경에 중대한 영향을 끼치지 않기 때문이다. 하지만 노동조합의 활동을 보장하는 법률과 헌법이 폐지되거나, 현대산업사회가 무너질 경우 노동조합들은 생존할 수 없다. </text:span></text:p>
      <text:p text:style-name="P11"/>
      <text:p text:style-name="P11">체제의 부품들이 서로 신속하게 소통하고 물자를 공급할 수 없다면, 체제가 스스로의 생존과 증식을 위해 효과적으로 조직될 수 없음은 명백하다. 또한, 자가증식 체제는 자신의 모든 부품들로부터 신속하게 정보를 얻고, 신속하게 대응할 수 있어야 효과적으로 작동할 수 있다. 따라서,</text:p>
      <text:p text:style-name="P11"/>
      <text:p text:style-name="P11">전제 <text:span text:style-name="T17">4. 이동, 통신 문제는 자가증식 체제가 그 기능을 확장할 수 있는 지리적 범위에 한계를 둔다.</text:span></text:p>
      <text:p text:style-name="P11"><text:soft-page-break/></text:p>
      <text:p text:style-name="P11">인간의 경험에 따르면:</text:p>
      <text:p text:style-name="P11"/>
      <text:p text:style-name="P11">전제 <text:span text:style-name="T18">5. 활용 가능한 이동, 통신 수단의 한계는 자가증식 인간 집단의 지리적 활동 범위를 제한하는 가장 일관적으로 중요한 한계이다. 다시 말하자면, 모든 자가증식 인간 집단이 활동범위를 최대로 넓히지는 않지만, 자연선택은 활용 가능한 이동, 통신을 이용해 활동 범위를 최대로 확장하는 자가증식 인간 집단을 만들어낼 것이다.</text:span></text:p>
      <text:p text:style-name="P11"/>
      <text:p text:style-name="P11">오늘날에는 지구상의 어느 두 지점이든 빠르게 이동할 수 있고, 실시간에 가까운 통신이 가능하다. 따라서,</text:p>
      <text:p text:style-name="P11"/>
      <text:p text:style-name="P11">전제 <text:span text:style-name="T19">6. 현대에는, 자연선택은 지구 전체에서 활동하는 자가증식 인간 집단들을 만드는 경향이 있다. 또한, 인류가 언젠가 기계나 다른 존재에 의해 대체되더라도, 자연선택은 여전히 지구 전체에서 활동하는 자가증식 체제들을 만드는 경향이 있을 것이다.</text:span></text:p>
      <text:p text:style-name="P11"/>
      <text:p text:style-name="P11">Current experience strongly confirms this proposition: We see global “superpowers”, global corporations, global political movements, global religions, global criminal networks, etc. Proposition 6, we argue, is not dependent on any particular traits of human beings but only on the general properties of self-prop systems, so there is no reason to doubt that the proposition will remain true if and when humans are replaced by other entities: Natural selection will continue to produce or maintain self-prop systems whose operations span the entire globe. </text:p>
      <text:p text:style-name="P11">현재의 상황은 이 전제를 강하게 확인해준다: 우리는 세계적 “초강대국들”, 다국적 기업들, 세계적 정치 운동, 세계적 종교들, 세계적 범죄조직 등을 보고 있다. <text:s/>우리는 전제 <text:span text:style-name="T20">6이 인간의 고유한 특징이 아닌, 자가증식 체제의 일반적인 성질을 따르고 있다고 주장한다. 따라서 인류가 다른 존재에 의해 대체되더라도 이 전제는 참일 것이다: <text:s/>자연선택은 전지구적 활동을 하는 자가증식 체제들을 만들고 유지할 것이다.</text:span></text:p>
      <text:p text:style-name="P11"/>
      <text:p text:style-name="P11">Let’s refer to such systems as <text:span text:style-name="Emphasis">global</text:span> self-prop systems. Instant worldwide communications are still a relatively new phenomenon and their full consequences have yet to be developed; in the future we can expect global self-prop systems to play an even more important role than they do today. </text:p>
      <text:p text:style-name="P11">이런 체제들을 세계적 자가증식 체제라고 부르자. 전세계적인 고속 통신망의 등장은 여전히 상대적으로 최근에 발생한 현상이며, 그로 인한 결과는 아직 전부 등장하지 않았다. 미래에 세계적 자가증식 체제들이 지금보다 훨씬 중요한 역할을 할 것으로 예상할 수 있다.</text:p>
      <text:p text:style-name="P11"/>
      <text:p text:style-name="P11"><text:span text:style-name="Strong_20_Emphasis">Proposition 7.</text:span> Where (as today) problems of transportation and communication do not constitute effective limitations on the size of the geographical regions over which self-propagating systems <text:soft-page-break/>operate, natural selection tends to create a world in which power is mostly concentrated in the possession of a relatively small number of global self-propagating systems. </text:p>
      <text:p text:style-name="P11">전제 <text:span text:style-name="T21">7. (오늘날처럼) 이동통신 수단 문제가 자가증식 체제가 활동할 수 있는 지리적 범위에 유의미한 제한을 두지 않을 때, 자연선택은 상대적으로 적은 수의 자가증식 체제에 힘을 집중시키는 경향이 있다.</text:span></text:p>
      <text:p text:style-name="P11"/>
      <text:p text:style-name="P11">This proposition too is suggested by human experience. But it’s easy to see why the proposition is true independently of anything specifically human: Among global self-prop systems, natural selection will favor those that have the greatest power; global or large-scale self-prop systems that are weaker will tend to be eliminated or subjugated. Small-scale self-prop systems that are too numerous or too subtle to be noticed individually by the dominant global self-prop systems may retain some degree of autonomy, but each of them will have only local influence. It may be answered that a coalition of small-scale self-prop systems could challenge the global self-prop systems, but if small-scale self-prop systems organize themselves into a coalition having worldwide influence, the coalition will itself become a global self-prop system. </text:p>
      <text:p text:style-name="P11">이 전제 역시 인류의 경험으로부터 얻을 수 있다. 하지만 이 전제는 인간과는 독립적으로 참이다: 자연선택은 세계적 자가증식 체제들 중 가장 강한 힘을 갖고 있는 체제를 선호할 것이다. 약한 세계적 또는 대형 자가증식 체제들은 제거당하거나 종속당할 것이다. 세계를 지배하는 자가증식 체제가 보기에 보잘것 없는 소형 자가증식 체제들은 어느정도의 자율성을 유지할 수 있을 것이다. 하지만 그들은 지역적 영향력만을 갖을 것이다. 소형 자가증식 체제들이 연합할 경우 세계적 자가증식 체제들에게 도전할 수 있을 것이다. 하지만 소형 자가증식 체제들의 연합이 전세계적 영향력을 끼치기 시작한다면, 그 연합 자체가 세계적 자가증식 체제가 될 것이다.</text:p>
      <text:p text:style-name="P11">We can speak of the “world-system”, meaning all things that exist on Earth, together with the functional relations among them. The world-system probably should not be regarded as a self-prop system, but whether it is or not is irrelevant for present purposes. </text:p>
      <text:p text:style-name="P11">지구에 존재하는 모든 것이 서로 기능적 관계를 맺는“세계-체제”에 대해 말해보자. 세계-체제는 자가증식 체제로 여겨져선 안될 것이다. 세계-체제가 자가증식 하는지 안하는지의 여부는 지금으로서는 중요한게 아니다.</text:p>
      <text:p text:style-name="P11"/>
      <text:p text:style-name="P11">To summarize, then, the world-system is approaching a condition in which it will be dominated by a relatively small number of extremely powerful global self-prop systems. These global systems will compete for power—as they must do in order to have any chance of survival—and they will compete for power <text:span text:style-name="Emphasis">in the short term</text:span>, with little or no regard for long-term consequences (Proposition 2). Under these conditions, intuition tells us that desperate competition among the global self-prop systems will tear the world-system apart. </text:p>
      <text:p text:style-name="P12">요약하자면, 세계-체제는 상대적으로 몇 안되는 극도로 강력한 세계적 자가증식 체제들의 지배를 받는 상태로 다가가고 있다. 이런 세계적 체제들은, 자신의 생존을 위해서라도 힘을 갖기위해 경쟁할 것이다. 그들은 장기적 결과는 무시하고 단기적인 힘을 추구할 것이다<text:span text:style-name="T22">(전제 2)</text:span>. <text:span text:style-name="T22"><text:s text:c="2"/>이러한 조건에서, 세계적 자가증식 체제들의 격렬한 경쟁이 <text:s/>세계-체제를 찢어버릴 것을 직관적으로 알 수 있다. </text:span></text:p>
      <text:p text:style-name="P12"><text:soft-page-break/></text:p>
      <text:p text:style-name="P12">Let’s try to formulate this intuition more clearly. For some hundreds of millions of years the terrestrial environment has had some degree of stability, in the sense that conditions on Earth, though variable, have remained within certain limits that have allowed the evolution of complex life-forms such as fishes, amphibians, reptiles, birds, and mammals. In the immediate future, all self-prop systems on this planet, including self-propagating human groups and any purely machine-based systems derived from them, will have evolved while conditions have remained within these same limits, or at most within somewhat wider ones. By Proposition 3, the Earth’s self-prop systems will have become dependent for their survival on the fact that conditions have remained within these limits. Large-scale self-prop human groups, as well as any purely machine-based self-prop systems, will be dependent also on conditions of more recent origin relating to the way the world-system is organized; for example, conditions pertaining to economic relationships. The rapidity with which these conditions change must remain within certain limits, else the self-prop systems will not survive. </text:p>
      <text:p text:style-name="P12">이 직감을 자세하게 설명해보자. 수십억년 동안 지구의 환경은 변하기는 했지만, 어느 정도 범위 내에서 안정성을 갖고 있었다. 이 환경에서 어류, 양서류, 파충류, 조류, 포유류와 같은 복잡한 생명체가 진화할 수 있었다. 가까운 미래에, 이 행성의 모든 자가증식 인간 집단들과, 인간으로부터 비롯된 완전한 기계기반 체제들은 유사하거나, 좀더 넓은 범위 내에서 진화할 것이다. 전제<text:span text:style-name="T23">3에 의하면, 지구의 자가증식 체제들은 이 범위 내의 조건들에 의존해 생존할 것이다. 기계기반 자가증식 체제들 뿐만 아니라, 대규모의 인간 집단들 역시 최근 세계-체제가 조직된 조건들에 의존할 것이다. 예를들어, 경제적 조건들 말이다. 이 조건들의 급격한 변화가 어느정도 제한되지 않는다면, 자가증식 체제들은 생존하지 못할 것이다.</text:span></text:p>
      <text:p text:style-name="P12"/>
      <text:p text:style-name="P12">This doesn’t mean that all of the world’s self-prop systems will die if future conditions, or the rapidity with which they change, slightly exceed some of these limits, but it does mean that if conditions go far enough beyond some of the limits many self-prop systems are likely to die, and if conditions ever vary wildly enough outside of the limits, then, with near certainty, all of the world’s more complex self-prop systems will die without progeny. </text:p>
      <text:p text:style-name="P12">그렇다고 해서 미래의 조건들이 이 제한을 살짝 넘는다고 해서 전세계의 자가증식 체제들이 모두 죽을 것을 의미하지는 않는다. 그러나 이 제한을 충분히 넘는다면, 많은 자가증식 체제들이 죽을 것이다. 만약 조건들이 제한을 심하게 넘는다면 전세계의 모든 복잡한 자가증식 체제들을 자손없이 죽을 것이다.</text:p>
      <text:p text:style-name="P12">With several self-prop systems of global reach, armed with the colossal powers of modem technology and competing for immediate power while exercising no self-restraint from concern for long-term consequences, it is extremely difficult to imagine that conditions on this planet will not be pushed far outside of all earlier limits and battered around erratically, with the result that all of the Earth’s more complex self-prop systems will die without progeny. </text:p>
      <text:p text:style-name="P12"/>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0-12-25T17:57:37.438000000</dc:date>
    <meta:editing-duration>PT5H44M53S</meta:editing-duration>
    <meta:editing-cycles>65</meta:editing-cycles>
    <meta:document-statistic meta:table-count="0" meta:image-count="0" meta:object-count="0" meta:page-count="5" meta:paragraph-count="40" meta:word-count="4801" meta:character-count="10188" meta:non-whitespace-character-count="8251"/>
  </office:meta>
</office:document-meta>
</file>